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s_1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27" office:value-type="string">
            <text:p>KW15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Coswi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örnewitzer Str. 7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hof Neusörnewi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0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fmühlenstraße 4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3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helm-Lachnit-Str.2 /Walter-Arnold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9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torna 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5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hlerstraße 1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endeschleif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1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-Laux-Str. 54 /Hans-Otto-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0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helm-Busch-Straße 28 /Spitzweg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8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schertnitzer Straße 4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1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itzwegstraße 4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0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iligenbornstraße 1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5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bisnauer Straße 1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7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dwig-Renn-Allee 25 /Martin-Anderson-N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0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ttnerstr. 2 /Nürnberger Pl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6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mockritz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0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ichelangelostraße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5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hlenstraße 18a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(Kaufland) Wagenstation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hofstraße 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5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idelberger Straße 28 /Stuttgart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3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einnaundorfer Straße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2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ölfnitzer Ring 10 ggü /Kesselsdorfer St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??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3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wickauer Straße 1a /Feldschlößchenstraß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3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eichenbachstraße 2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8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nhard-Kretschmar-Str. 2 / Rudolf-Ber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9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rsberstr. 3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(Kaufland) links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20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chtesgadener Straße 1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6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auernstraße 61 ggü  /Großglockner Straß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9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r Aue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3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ühndorfer Str.1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7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thold-Haupt-Straße 1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1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Feld 4 ggü /Sosaer 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Adresse prüfen</text:p>
          </table:table-cell>
          <table:covered-table-cell table:number-columns-repeated="2" table:style-name="ce24"/>
          <table:table-cell table:style-name="ce26" office:value-type="string">
            <text:p>S404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iedersedlitzer Straße 8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5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hlenstraße 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8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mmerscheStr.4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8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ickerner Straße 5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1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austritzer Str. 5 /Altnicker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Genaue Adresse</text:p>
          </table:table-cell>
          <table:covered-table-cell table:number-columns-repeated="2" table:style-name="ce24"/>
          <table:table-cell table:style-name="ce26" office:value-type="string">
            <text:p>S408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Stausee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1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7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reewalder Straße 4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4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8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eicker Str. 9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6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